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2,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40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2,2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2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36,280</text:p>
          </table:table-cell>
          <table:table-cell table:number-columns-repeated="4"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6,2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9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7,828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14</meta:creation-date>
    <dc:date>2018-09-02T05:34:13</dc:date>
    <meta:generator>LibreOffice/5.1.6.2$Linux_X86_64 LibreOffice_project/10m0$Build-2</meta:generator>
    <meta:document-statistic meta:table-count="1" meta:cell-count="2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